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19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15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22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0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07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3-0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07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14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11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09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11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15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09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25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13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10-01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07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8-01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17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05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24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28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4310954300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731" meta:object-count="0"/>
    <meta:user-defined meta:name="AppVersion">3.0</meta:user-defined>
  </office:meta>
</office:document-meta>
</file>